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Origine du projet</text:p>
      <text:p text:style-name="Standard"/>
      <text:p text:style-name="Standard">L'idée de base du projet vient<text:s/>de David qui trouvait que les bâtiments d'Epita Villejuif se prêtaient plutôt bien au déroulement d'un jeu d'horreur, notamment la<text:s/>nuit, à cause des lumières bleues dans les couloirs qui sont assez sombres et des murs rouges. Une fois le groupe formé, et puisque l'idée plaisait à tout le monde, on adopta cette base pour le projet. Chacun des membres fis ensuite par de sa propre vision<text:s/>du jeu lors d'un brain-storming intense et le jeu en résultant est donc le fruit d'un mélange de ces différents points de vus. Nous nous sommes donc mis d'accord sur la création d'un survival horror sous forme de FPS/TPS se déroulant dans les locaux d'Epita. Le C# étant le langage apprit cette année, c'est dans celui ci que sera codé par le jeu. Et Unity étant mis à notre disposition avec obligation de l'utiliser, il va s'en dire que le jeu sera codé à l'aide de Unity.<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_e</meta:initial-creator>
    <dc:creator>li_e</dc:creator>
    <meta:creation-date>2015-01-14T23:42:00Z</meta:creation-date>
    <dc:date>2015-01-15T12:02:00Z</dc:date>
    <meta:template xlink:href="Normal.dotm" xlink:type="simple"/>
    <meta:editing-cycles>2</meta:editing-cycles>
    <meta:editing-duration>PT600S</meta:editing-duration>
    <meta:document-statistic meta:page-count="1" meta:paragraph-count="1" meta:word-count="140" meta:character-count="911" meta:row-count="6" meta:non-whitespace-character-count="772"/>
  </office:meta>
</office:document-meta>
</file>